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HK" svg:font-family="'Noto Sans Mono CJK HK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77c8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office:annotation office:name="__Annotation__1_2904967243" loext:resolved="false"><dc:creator>pendaurulang </dc:creator><dc:date>2020-08-17T09:14:09.427096462</dc:date><loext:sender-initials>p</loext:sender-initials><text:p text:style-name="P1"><text:span text:style-name="T2">Pin PWM</text:span></text:p></office:annotation>#define en0 4 //dpn ka</text:p>
      <text:p text:style-name="Standard">#define en1 5//dpn ki</text:p>
      <text:p text:style-name="Standard">#define en2 3 //blk ka</text:p>
      <text:p text:style-name="Standard">#define en3 2//blk ka<office:annotation-end office:name="__Annotation__1_2904967243"/></text:p>
      <text:p text:style-name="Standard"/>
      <text:p text:style-name="Standard"><office:annotation office:name="__Annotation__3_2904967243" loext:resolved="false"><dc:creator>pendaurulang </dc:creator><dc:date>2020-08-17T09:15:15.954447442</dc:date><loext:sender-initials>p</loext:sender-initials><text:p text:style-name="P1"><text:span text:style-name="T2">Pin Logic Motor</text:span></text:p></office:annotation>#define in1 40 //dpnki</text:p>
      <text:p text:style-name="Standard">#define in2 41</text:p>
      <text:p text:style-name="Standard"/>
      <text:p text:style-name="Standard">#define in3 42 <text:s/>//dpnka</text:p>
      <text:p text:style-name="Standard">#define in4 43</text:p>
      <text:p text:style-name="Standard"/>
      <text:p text:style-name="Standard">#define in5 30 //blkki</text:p>
      <text:p text:style-name="Standard">#define in6 31</text:p>
      <text:p text:style-name="Standard"/>
      <text:p text:style-name="Standard">#define in7 32 //blkka</text:p>
      <text:p text:style-name="Standard">#define in8 33<office:annotation-end office:name="__Annotation__3_2904967243"/></text:p>
      <text:p text:style-name="Standard"/>
      <text:p text:style-name="Standard"><office:annotation office:name="__Annotation__11_2904967243" loext:resolved="false"><dc:creator>pendaurulang </dc:creator><dc:date>2020-08-17T09:17:45.263745928</dc:date><loext:sender-initials>p</loext:sender-initials><text:p text:style-name="P1"><text:span text:style-name="T2">Pin Sensor Arduino</text:span></text:p></office:annotation>#define line1 A0</text:p>
      <text:p text:style-name="Standard">#define line2 A1</text:p>
      <text:p text:style-name="Standard">#define balldtc A2</text:p>
      <text:p text:style-name="Standard">#define graber A3<office:annotation-end office:name="__Annotation__11_2904967243"/></text:p>
      <text:p text:style-name="Standard"/>
      <text:p text:style-name="Standard">//////////////////////////////////////////////////////////////////////////</text:p>
      <text:p text:style-name="Standard"><office:annotation office:name="__Annotation__12_2904967243" loext:resolved="false"><dc:creator>pendaurulang </dc:creator><dc:date>2020-08-17T09:18:11.067170880</dc:date><loext:sender-initials>p</loext:sender-initials><text:p text:style-name="P1"><text:span text:style-name="T2">Variabel kendali PWM</text:span></text:p></office:annotation>double Sp=10,pw=255;</text:p>
      <text:p text:style-name="Standard">double np=10,ni=2,nd=0,Pv,l_pv,Ts,error=0,l_error=0,l_output,output; //nilai variable pada PID</text:p>
      <text:p text:style-name="Standard">double ys,l;</text:p>
      <text:p text:style-name="Standard">double ki,ka;<office:annotation-end office:name="__Annotation__12_2904967243"/></text:p>
      <text:p text:style-name="Standard">//////////////////////////////////////////////////////////////////////////</text:p>
      <text:p text:style-name="Standard"/>
      <text:p text:style-name="Standard"><office:annotation office:name="__Annotation__13_2904967243" loext:resolved="false"><dc:creator>pendaurulang </dc:creator><dc:date>2020-08-17T09:18:57.556163059</dc:date><loext:sender-initials>p</loext:sender-initials><text:p text:style-name="P1"><text:span text:style-name="T2">Pin Pemicu Grab bola dan Shot bola</text:span></text:p></office:annotation>int ballgrb=51;</text:p>
      <text:p text:style-name="Standard">int ballsht=50;<office:annotation-end office:name="__Annotation__13_2904967243"/></text:p>
      <text:p text:style-name="Standard"/>
      <text:p text:style-name="Standard"><office:annotation office:name="__Annotation__17_2904967243" loext:resolved="false"><dc:creator>pendaurulang </dc:creator><dc:date>2020-08-17T09:27:48.324514299</dc:date><loext:sender-initials>p</loext:sender-initials><text:p text:style-name="P1"><text:span text:style-name="T2">Nilai Sensor</text:span></text:p></office:annotation>int valballdtc;</text:p>
      <text:p text:style-name="Standard">int valline1;</text:p>
      <text:p text:style-name="Standard">int valline2;</text:p>
      <text:p text:style-name="Standard">int valgrab;<office:annotation-end office:name="__Annotation__17_2904967243"/></text:p>
      <text:p text:style-name="Standard"/>
      <text:p text:style-name="Standard"><office:annotation office:name="__Annotation__39_2904967243" loext:resolved="false"><dc:creator>pendaurulang </dc:creator><dc:date>2020-08-17T09:28:07.403518776</dc:date><loext:sender-initials>p</loext:sender-initials><text:p text:style-name="P1"><text:span text:style-name="T2">Nilai awal kondisi remot</text:span></text:p></office:annotation>int rimut = 0;<office:annotation-end office:name="__Annotation__39_2904967243"/></text:p>
      <text:p text:style-name="Standard"/>
      <text:p text:style-name="Standard"><office:annotation office:name="__Annotation__15_2904967243" loext:resolved="false"><dc:creator>pendaurulang </dc:creator><dc:date>2020-08-17T09:25:35.984051105</dc:date><loext:sender-initials>p</loext:sender-initials><text:p text:style-name="P1"><text:span text:style-name="T2">Kondisi grab bola</text:span></text:p></office:annotation>int t = 0;<office:annotation-end office:name="__Annotation__15_2904967243"/></text:p>
      <text:p text:style-name="Standard"/>
      <text:p text:style-name="Standard"><office:annotation office:name="__Annotation__40_2904967243" loext:resolved="false"><dc:creator>pendaurulang </dc:creator><dc:date>2020-08-17T09:28:43.325484191</dc:date><loext:sender-initials>p</loext:sender-initials><text:p text:style-name="P1"><text:span text:style-name="T2">Variabel untuk parsing data</text:span></text:p></office:annotation>char a,b,c;</text:p>
      <text:p text:style-name="Standard">String inp="",inp1="",inp2="",inp3="",inp5="";</text:p>
      <text:p text:style-name="Standard">int p,p1,p2,p3,p5;</text:p>
      <text:p text:style-name="Standard">int m,m1,m2,m3,m5;<office:annotation-end office:name="__Annotation__40_2904967243"/></text:p>
      <text:p text:style-name="Standard"/>
      <text:p text:style-name="Standard">int usbread;</text:p>
      <text:p text:style-name="Standard"><office:annotation office:name="__Annotation__42_2904967243" loext:resolved="false"><dc:creator>pendaurulang </dc:creator><dc:date>2020-08-17T09:29:42.501817111</dc:date><loext:sender-initials>p</loext:sender-initials><text:p text:style-name="P1"><text:span text:style-name="T2">Nilai Bluetooth</text:span></text:p></office:annotation>char bluetut;<office:annotation-end office:name="__Annotation__42_2904967243"/></text:p>
      <text:p text:style-name="Standard"/>
      <text:p text:style-name="Standard">void setup() {</text:p>
      <text:p text:style-name="Standard"><office:annotation office:name="__Annotation__43_2904967243" loext:resolved="false"><dc:creator>pendaurulang </dc:creator><dc:date>2020-08-17T09:30:01.994181776</dc:date><loext:sender-initials>p</loext:sender-initials><text:p text:style-name="P1"><text:span text:style-name="T2">Pembuka Komunikasi dengan raspi</text:span></text:p></office:annotation>Serial.begin(9600);<office:annotation-end office:name="__Annotation__43_2904967243"/></text:p>
      <text:p text:style-name="Standard"><office:annotation office:name="__Annotation__44_2904967243" loext:resolved="false"><dc:creator>pendaurulang </dc:creator><dc:date>2020-08-17T09:30:25.590116862</dc:date><loext:sender-initials>p</loext:sender-initials><text:p text:style-name="P1"><text:span text:style-name="T2">Pembuka Komunikasi dengan Bluetooth</text:span></text:p></office:annotation>Serial1.begin(9600);<office:annotation-end office:name="__Annotation__44_2904967243"/></text:p>
      <text:p text:style-name="Standard"><text:soft-page-break/><office:annotation office:name="__Annotation__84_2904967243" loext:resolved="false"><dc:creator>pendaurulang </dc:creator><dc:date>2020-08-17T09:32:46.363124386</dc:date><loext:sender-initials>p</loext:sender-initials><text:p text:style-name="P1"><text:span text:style-name="T2">Sensor yang ada di arduino</text:span></text:p></office:annotation><text:s text:c="2"/>pinMode(line1,INPUT); </text:p>
      <text:p text:style-name="Standard"><text:s text:c="2"/>pinMode(line2,INPUT); </text:p>
      <text:p text:style-name="Standard"><text:s text:c="2"/>pinMode(balldtc,INPUT);</text:p>
      <text:p text:style-name="Standard"><text:s text:c="2"/>pinMode(graber,INPUT);<office:annotation-end office:name="__Annotation__84_2904967243"/></text:p>
      <text:p text:style-name="Standard"/>
      <text:p text:style-name="Standard"><office:annotation office:name="__Annotation__83_2904967243" loext:resolved="false"><dc:creator>pendaurulang </dc:creator><dc:date>2020-08-17T09:32:24.126983332</dc:date><loext:sender-initials>p</loext:sender-initials><text:p text:style-name="P1"><text:span text:style-name="T2">Kendali grab dan shot bola</text:span></text:p></office:annotation><text:s text:c="2"/>pinMode(ballgrb,OUTPUT); </text:p>
      <text:p text:style-name="Standard"><text:s text:c="2"/>pinMode(ballsht,OUTPUT); <text:s/><office:annotation-end office:name="__Annotation__83_2904967243"/></text:p>
      <text:p text:style-name="Standard"><text:s text:c="2"/>//pwm</text:p>
      <text:p text:style-name="Standard"><text:s text:c="2"/><office:annotation office:name="__Annotation__82_2904967243" loext:resolved="false"><dc:creator>pendaurulang </dc:creator><dc:date>2020-08-17T09:32:00.922451183</dc:date><loext:sender-initials>p</loext:sender-initials><text:p text:style-name="P1"><text:span text:style-name="T2">PWM Motor</text:span></text:p></office:annotation>pinMode(en0, OUTPUT);</text:p>
      <text:p text:style-name="Standard"><text:s text:c="2"/>pinMode(en1, OUTPUT);</text:p>
      <text:p text:style-name="Standard"><text:s text:c="2"/>pinMode(en2, OUTPUT);</text:p>
      <text:p text:style-name="Standard"><text:s text:c="2"/>pinMode(en3, OUTPUT);<office:annotation-end office:name="__Annotation__82_2904967243"/></text:p>
      <text:p text:style-name="Standard"><text:s text:c="2"/>//logic</text:p>
      <text:p text:style-name="Standard"><text:s/><office:annotation office:name="__Annotation__81_2904967243" loext:resolved="false"><dc:creator>pendaurulang </dc:creator><dc:date>2020-08-17T09:31:15.029576699</dc:date><loext:sender-initials>p</loext:sender-initials><text:p text:style-name="P1"><text:span text:style-name="T2">Logic Motor</text:span></text:p></office:annotation><text:s/>pinMode(in1, OUTPUT);</text:p>
      <text:p text:style-name="Standard"><text:s text:c="2"/>pinMode(in2, OUTPUT);</text:p>
      <text:p text:style-name="Standard"><text:s text:c="2"/>pinMode(in3, OUTPUT);</text:p>
      <text:p text:style-name="Standard"><text:s text:c="2"/>pinMode(in4, OUTPUT);</text:p>
      <text:p text:style-name="Standard"><text:s text:c="2"/>pinMode(in5, OUTPUT);</text:p>
      <text:p text:style-name="Standard"><text:s text:c="2"/>pinMode(in6, OUTPUT);</text:p>
      <text:p text:style-name="Standard"><text:s text:c="2"/>pinMode(in7, OUTPUT);</text:p>
      <text:p text:style-name="Standard"><text:s text:c="2"/>pinMode(in8, OUTPUT);<office:annotation-end office:name="__Annotation__81_2904967243"/></text:p>
      <text:p text:style-name="Standard"/>
      <text:p text:style-name="Standard"/>
      <text:p text:style-name="Standard"/>
      <text:p text:style-name="Standard">}</text:p>
      <text:p text:style-name="Standard"/>
      <text:p text:style-name="Standard">void loop() {</text:p>
      <text:p text:style-name="Standard">ys=((millis()-l)/1000); </text:p>
      <text:p text:style-name="Standard">l=millis();</text:p>
      <text:p text:style-name="Standard">//jalan();</text:p>
      <text:p text:style-name="Standard">bluetooth();</text:p>
      <text:p text:style-name="Standard">getimg();</text:p>
      <text:p text:style-name="Standard">grabball();</text:p>
      <text:p text:style-name="Standard">monitoring();</text:p>
      <text:p text:style-name="Standard"/>
      <text:p text:style-name="Standard">if (rimut==1){remote();}else{setop();};</text:p>
      <text:p text:style-name="Standard"/>
      <text:p text:style-name="Standard">}</text:p>
      <text:p text:style-name="Standard"/>
      <text:p text:style-name="Standard"><office:annotation office:name="__Annotation__85_2904967243" loext:resolved="false"><dc:creator>pendaurulang </dc:creator><dc:date>2020-08-17T09:33:18.830955570</dc:date><loext:sender-initials>p</loext:sender-initials><text:p text:style-name="P1"><text:span text:style-name="T2">Fungsi Monitor di serial Monitor</text:span></text:p></office:annotation>void monitoring(){</text:p>
      <text:p text:style-name="Standard">Serial.print(m/20);</text:p>
      <text:p text:style-name="Standard">Serial.print(" <text:s text:c="2"/>");</text:p>
      <text:p text:style-name="Standard">Serial.print(m1/20);</text:p>
      <text:p text:style-name="Standard">Serial.print(" <text:s text:c="2"/>");</text:p>
      <text:p text:style-name="Standard">Serial.print(m2/20);</text:p>
      <text:p text:style-name="Standard">Serial.print(" <text:s text:c="2"/>");</text:p>
      <text:p text:style-name="Standard">Serial.print(m3/20);</text:p>
      <text:p text:style-name="Standard">Serial.print(" <text:s text:c="2"/>");</text:p>
      <text:p text:style-name="Standard">Serial.print(m5);</text:p>
      <text:p text:style-name="Standard">Serial.print(" <text:s text:c="2"/>");</text:p>
      <text:p text:style-name="Standard">Serial.print(valballdtc);</text:p>
      <text:p text:style-name="Standard">Serial.print(" <text:s text:c="2"/>");</text:p>
      <text:p text:style-name="Standard"><text:soft-page-break/>Serial.print(rimut);</text:p>
      <text:p text:style-name="Standard">Serial.println(" <text:s text:c="2"/>");</text:p>
      <text:p text:style-name="Standard">}<office:annotation-end office:name="__Annotation__85_2904967243"/></text:p>
      <text:p text:style-name="Standard"/>
      <text:p text:style-name="Standard"><office:annotation office:name="__Annotation__86_2904967243" loext:resolved="false"><dc:creator>pendaurulang </dc:creator><dc:date>2020-08-17T09:37:35.820788715</dc:date><loext:sender-initials>p</loext:sender-initials><text:p text:style-name="P1"><text:span text:style-name="T2">Fungsi start dan stop lewat bluetooth</text:span></text:p></office:annotation>void bluetooth(){</text:p>
      <text:p text:style-name="Standard"><text:s text:c="2"/>if (Serial1.available()&gt;0){</text:p>
      <text:p text:style-name="Standard"><text:s text:c="4"/>char bluetut= Serial1.read();</text:p>
      <text:p text:style-name="Standard"><text:s text:c="4"/>if (bluetut == 'F'){</text:p>
      <text:p text:style-name="Standard"><text:s text:c="6"/>rimut=rimut+1;</text:p>
      <text:p text:style-name="Standard"><text:s text:c="4"/>}</text:p>
      <text:p text:style-name="Standard"><text:s text:c="4"/>else if (bluetut == 'B'){</text:p>
      <text:p text:style-name="Standard"><text:s text:c="6"/>rimut=0;</text:p>
      <text:p text:style-name="Standard"><text:s text:c="6"/>if (rimut&gt;1){</text:p>
      <text:p text:style-name="Standard"><text:s text:c="8"/>rimut=0;</text:p>
      <text:p text:style-name="Standard"><text:s text:c="6"/>};</text:p>
      <text:p text:style-name="Standard"><text:s text:c="4"/>} </text:p>
      <text:p text:style-name="Standard"><text:s text:c="4"/>else{</text:p>
      <text:p text:style-name="Standard"><text:s text:c="6"/>rimut=rimut;</text:p>
      <text:p text:style-name="Standard"><text:s text:c="4"/>}</text:p>
      <text:p text:style-name="Standard"><text:s text:c="2"/>}</text:p>
      <text:p text:style-name="Standard">}<office:annotation-end office:name="__Annotation__86_2904967243"/></text:p>
      <text:p text:style-name="Standard"/>
      <text:p text:style-name="Standard">void remote(){</text:p>
      <text:p text:style-name="Standard"><text:s text:c="2"/>valgrab=analogRead(graber);</text:p>
      <text:p text:style-name="Standard"><text:s text:c="2"/><office:annotation office:name="__Annotation__88_2904967243" loext:resolved="false"><dc:creator>pendaurulang </dc:creator><dc:date>2020-08-17T09:39:58.966230217</dc:date><loext:sender-initials>p</loext:sender-initials><text:p text:style-name="P1"><text:span text:style-name="T2">Ketika deteksi bola</text:span></text:p></office:annotation>if (valgrab&gt;1)<office:annotation-end office:name="__Annotation__88_2904967243"/></text:p>
      <text:p text:style-name="Standard"><text:s text:c="2"/>{</text:p>
      <text:p text:style-name="Standard"><text:s text:c="3"/><office:annotation office:name="__Annotation__89_2904967243" loext:resolved="false"><dc:creator>pendaurulang </dc:creator><dc:date>2020-08-17T09:40:54.983069904</dc:date><loext:sender-initials>p</loext:sender-initials><text:p text:style-name="P1"><text:span text:style-name="T2">Menyerang membawa bola</text:span></text:p></office:annotation><text:s/>if (t==0)</text:p>
      <text:p text:style-name="Standard"><text:s text:c="4"/>{</text:p>
      <text:p text:style-name="Standard"><text:s text:c="4"/>motor(1,255,255,255,255);</text:p>
      <text:p text:style-name="Standard"><text:s text:c="4"/>delay(5000);</text:p>
      <text:p text:style-name="Standard"><text:s text:c="4"/>t=1;</text:p>
      <text:p text:style-name="Standard"><text:s text:c="4"/>}<office:annotation-end office:name="__Annotation__89_2904967243"/></text:p>
      <text:p text:style-name="Standard"><text:s text:c="4"/>else </text:p>
      <text:p text:style-name="Standard"><office:annotation office:name="__Annotation__150_2904967243" loext:resolved="false"><dc:creator>pendaurulang </dc:creator><dc:date>2020-08-17T09:42:51.748266087</dc:date><loext:sender-initials>p</loext:sender-initials><text:p text:style-name="P1"><text:span text:style-name="T2">Mencari bola dengan Fungsi Test</text:span></text:p></office:annotation><text:s text:c="4"/>{</text:p>
      <text:p text:style-name="Standard"><text:s text:c="4"/>test();</text:p>
      <text:p text:style-name="Standard"><text:s text:c="4"/>}<office:annotation-end office:name="__Annotation__150_2904967243"/></text:p>
      <text:p text:style-name="Standard"><text:s text:c="2"/>}else</text:p>
      <text:p text:style-name="Standard"><text:s text:c="3"/><office:annotation office:name="__Annotation__151_2904967243" loext:resolved="false"><dc:creator>pendaurulang </dc:creator><dc:date>2020-08-17T09:43:31.088074706</dc:date><loext:sender-initials>p</loext:sender-initials><text:p text:style-name="P1"><text:span text:style-name="T2">Ketika tak mendeteksi bola</text:span></text:p></office:annotation><text:s/>{</text:p>
      <text:p text:style-name="Standard"><text:s text:c="4"/>t=0;</text:p>
      <text:p text:style-name="Standard"><text:s text:c="4"/>motor(0,0,0,0,0);</text:p>
      <text:p text:style-name="Standard"><text:s text:c="4"/>}<office:annotation-end office:name="__Annotation__151_2904967243"/></text:p>
      <text:p text:style-name="Standard">}</text:p>
      <text:p text:style-name="Standard"/>
      <text:p text:style-name="Standard">void getimg(){</text:p>
      <text:p text:style-name="Standard"><office:annotation office:name="__Annotation__152_2904967243" loext:resolved="false"><dc:creator>pendaurulang </dc:creator><dc:date>2020-08-17T09:43:53.061093558</dc:date><loext:sender-initials>p</loext:sender-initials><text:p text:style-name="P1"><text:span text:style-name="T2">Fungsi pembacaan data dari raspi</text:span></text:p></office:annotation><text:s text:c="3"/>while(Serial.available())</text:p>
      <text:p text:style-name="Standard"><text:s text:c="2"/>{</text:p>
      <text:p text:style-name="Standard"><text:s text:c="4"/>a=Serial.read();</text:p>
      <text:p text:style-name="Standard"><text:s text:c="4"/></text:p>
      <text:p text:style-name="Standard"><text:s text:c="4"/>if (a=='a')</text:p>
      <text:p text:style-name="Standard"><text:s text:c="4"/>{p=inp.toInt(); inp="";}else</text:p>
      <text:p text:style-name="Standard"><text:s text:c="4"/>{inp=inp+a;};</text:p>
      <text:p text:style-name="Standard"/>
      <text:p text:style-name="Standard"><text:soft-page-break/><text:s text:c="4"/>if (a=='b')</text:p>
      <text:p text:style-name="Standard"><text:s text:c="4"/>{p1=inp1.toInt(); inp1="";}else</text:p>
      <text:p text:style-name="Standard"><text:s text:c="4"/>{inp1=inp1+a;};</text:p>
      <text:p text:style-name="Standard"/>
      <text:p text:style-name="Standard"><text:s text:c="4"/>if (a=='c')</text:p>
      <text:p text:style-name="Standard"><text:s text:c="4"/>{p2=inp2.toInt(); inp2="";}else</text:p>
      <text:p text:style-name="Standard"><text:s text:c="4"/>{inp2=inp2+a;};</text:p>
      <text:p text:style-name="Standard"/>
      <text:p text:style-name="Standard"><text:s text:c="4"/>if (a=='d')</text:p>
      <text:p text:style-name="Standard"><text:s text:c="4"/>{p3=inp3.toInt(); inp3="";}else</text:p>
      <text:p text:style-name="Standard"><text:s text:c="4"/>{inp3=inp3+a;};</text:p>
      <text:p text:style-name="Standard"/>
      <text:p text:style-name="Standard"><text:s text:c="4"/>if (a=='f')</text:p>
      <text:p text:style-name="Standard"><text:s text:c="4"/>{p5=inp5.toInt(); inp5="";}else</text:p>
      <text:p text:style-name="Standard"><text:s text:c="4"/>{inp5=inp5+a;};</text:p>
      <text:p text:style-name="Standard"><text:s text:c="2"/>//Serial.println(p);</text:p>
      <text:p text:style-name="Standard"><text:s text:c="2"/>}</text:p>
      <text:p text:style-name="Standard"><text:s text:c="2"/>//clockwise();</text:p>
      <text:p text:style-name="Standard"><text:s text:c="2"/>m=p;</text:p>
      <text:p text:style-name="Standard"><text:s text:c="2"/>m1=p1;</text:p>
      <text:p text:style-name="Standard"><text:s text:c="2"/>m2=p2;</text:p>
      <text:p text:style-name="Standard"><text:s text:c="2"/>m3=p3;</text:p>
      <text:p text:style-name="Standard"><text:s text:c="2"/>m5=p5;</text:p>
      <text:p text:style-name="Standard"><text:s text:c="2"/>//Serial.println(m);</text:p>
      <text:p text:style-name="Standard"><text:s text:c="2"/></text:p>
      <text:p text:style-name="Standard">}<office:annotation-end office:name="__Annotation__152_2904967243"/></text:p>
      <text:p text:style-name="Standard"/>
      <text:p text:style-name="Standard"/>
      <text:p text:style-name="Standard"><office:annotation office:name="__Annotation__153_2904967243" loext:resolved="false"><dc:creator>pendaurulang </dc:creator><dc:date>2020-08-17T09:49:42.325156016</dc:date><loext:sender-initials>p</loext:sender-initials><text:p text:style-name="P1"><text:span text:style-name="T2">Fungsi Graber bola dan shot bola</text:span></text:p></office:annotation>void grabball(){</text:p>
      <text:p text:style-name="Standard">valballdtc = analogRead(balldtc);</text:p>
      <text:p text:style-name="Standard"><text:s text:c="2"/>//Serial.println(valballdtc);</text:p>
      <text:p text:style-name="Standard"><text:s text:c="2"/>if (valballdtc &lt; 150 &amp;&amp; valballdtc != 0 ){</text:p>
      <text:p text:style-name="Standard"><text:s text:c="4"/>digitalWrite(ballgrb, HIGH);</text:p>
      <text:p text:style-name="Standard"><text:s text:c="4"/>delay(2000);</text:p>
      <text:p text:style-name="Standard"><text:s text:c="4"/>digitalWrite(ballsht, HIGH);</text:p>
      <text:p text:style-name="Standard"><text:s text:c="4"/>delay(50);</text:p>
      <text:p text:style-name="Standard"><text:s text:c="4"/>digitalWrite(ballsht, LOW);</text:p>
      <text:p text:style-name="Standard"><text:s text:c="4"/>}</text:p>
      <text:p text:style-name="Standard"><text:s text:c="4"/>else</text:p>
      <text:p text:style-name="Standard"><text:s text:c="2"/>digitalWrite(ballgrb, LOW);</text:p>
      <text:p text:style-name="Standard">}<office:annotation-end office:name="__Annotation__153_2904967243"/></text:p>
      <text:p text:style-name="Standard"/>
      <text:p text:style-name="Standard"><office:annotation office:name="__Annotation__154_2904967243" loext:resolved="false"><dc:creator>pendaurulang </dc:creator><dc:date>2020-08-17T09:50:43.023437342</dc:date><loext:sender-initials>p</loext:sender-initials><text:p text:style-name="P1"><text:span text:style-name="T2">Fungsi Kerangka motor dengan PWM</text:span></text:p></office:annotation>void motor(char po, char pwm1, char pwm2, char pwm3, char pwm4) //MOTOR</text:p>
      <text:p text:style-name="Standard">{</text:p>
      <text:p text:style-name="Standard">// <text:s/>if(p==0)//berhenti</text:p>
      <text:p text:style-name="Standard">// <text:s text:c="3"/>{ digitalWrite(in1,LOW); digitalWrite(in2,LOW); digitalWrite(in3,LOW); <text:s/>digitalWrite(in4,LOW);digitalWrite(in5,LOW); digitalWrite(in6,LOW); digitalWrite(in7,LOW); <text:s/>digitalWrite(in8,LOW);};</text:p>
      <text:p text:style-name="Standard"><text:s text:c="2"/>if(po==0)//berhenti</text:p>
      <text:p text:style-name="Standard"><text:s/>{ digitalWrite(in1,LOW); digitalWrite(in2,LOW); digitalWrite(in3,LOW); <text:s/>digitalWrite(in4,LOW);digitalWrite(in5,LOW); digitalWrite(in6,LOW); digitalWrite(in7,LOW); <text:s/>digitalWrite(in8,LOW);};</text:p>
      <text:p text:style-name="Standard"><text:soft-page-break/><text:s text:c="2"/>if(po==1)//maju</text:p>
      <text:p text:style-name="Standard"><text:s text:c="4"/>{ digitalWrite(in1,LOW); digitalWrite(in2,HIGH); digitalWrite(in3,LOW); <text:s/>digitalWrite(in4,HIGH);digitalWrite(in5,HIGH); digitalWrite(in6,LOW); digitalWrite(in7,HIGH); <text:s/>digitalWrite(in8,LOW);};</text:p>
      <text:p text:style-name="Standard">// <text:s/>if(p==2)//mundur</text:p>
      <text:p text:style-name="Standard">// <text:s text:c="3"/>{ digitalWrite(in1,LOW); digitalWrite(in2,LOW); digitalWrite(in3,LOW); <text:s/>digitalWrite(in4,LOW);digitalWrite(in5,LOW); digitalWrite(in6,LOW); digitalWrite(in7,LOW); <text:s/>digitalWrite(in8,LOW);};</text:p>
      <text:p text:style-name="Standard"><text:s text:c="2"/>if(po==3)//kiri</text:p>
      <text:p text:style-name="Standard"><text:s text:c="3"/>{ digitalWrite(in1,HIGH); digitalWrite(in2,LOW); digitalWrite(in3,LOW); <text:s/>digitalWrite(in4,HIGH);digitalWrite(in5,LOW); digitalWrite(in6,HIGH); digitalWrite(in7,HIGH); <text:s/>digitalWrite(in8,LOW);};</text:p>
      <text:p text:style-name="Standard"><text:s text:c="2"/>if(po==4)//kanan</text:p>
      <text:p text:style-name="Standard"><text:s text:c="4"/>{ digitalWrite(in1,LOW); digitalWrite(in2,HIGH); digitalWrite(in3,HIGH); <text:s/>digitalWrite(in4,LOW);digitalWrite(in5,HIGH); digitalWrite(in6,LOW); digitalWrite(in7,LOW); <text:s/>digitalWrite(in8,HIGH);};</text:p>
      <text:p text:style-name="Standard">// <text:s text:c="5"/></text:p>
      <text:p text:style-name="Standard"><text:s text:c="4"/>analogWrite(4,pwm1);</text:p>
      <text:p text:style-name="Standard"><text:s text:c="4"/>analogWrite(5,pwm2);</text:p>
      <text:p text:style-name="Standard"><text:s text:c="4"/>analogWrite(3,pwm3);</text:p>
      <text:p text:style-name="Standard"><text:s text:c="4"/>analogWrite(2,pwm4);</text:p>
      <text:p text:style-name="Standard">}<office:annotation-end office:name="__Annotation__154_2904967243"/></text:p>
      <text:p text:style-name="Standard"/>
      <text:p text:style-name="Standard"><office:annotation office:name="__Annotation__155_2904967243" loext:resolved="false"><dc:creator>pendaurulang </dc:creator><dc:date>2020-08-17T09:51:20.003745448</dc:date><loext:sender-initials>p</loext:sender-initials><text:p text:style-name="P1"><text:span text:style-name="T2">Kendali PWM dengan masukan selisih pixel kanan dan kiri</text:span></text:p></office:annotation>void test()</text:p>
      <text:p text:style-name="Standard">{</text:p>
      <text:p text:style-name="Standard"><text:s/></text:p>
      <text:p text:style-name="Standard"><text:s text:c="4"/>Pv=((m/20)+10);</text:p>
      <text:p text:style-name="Standard"><text:s text:c="4"/>error=Sp-Pv;</text:p>
      <text:p text:style-name="Standard"><text:s text:c="4"/>output=(np*error)+(ni*(error+l_error)*Ts)+((nd/ys)*(error-l_error));</text:p>
      <text:p text:style-name="Standard"><text:s text:c="4"/>l_error=error;</text:p>
      <text:p text:style-name="Standard"><text:s text:c="4"/>l_pv=Pv;</text:p>
      <text:p text:style-name="Standard"><text:s text:c="4"/>ka=pw+output;</text:p>
      <text:p text:style-name="Standard"><text:s text:c="4"/>ki=pw-output;</text:p>
      <text:p text:style-name="Standard"/>
      <text:p text:style-name="Standard"><text:s text:c="4"/>if (ki &gt;pw) {ki=pw;};</text:p>
      <text:p text:style-name="Standard"><text:s text:c="4"/>if (ka &gt;pw) {ka=pw;};</text:p>
      <text:p text:style-name="Standard"><text:s text:c="4"/>//if (output &lt; 1 ) {output=1;};</text:p>
      <text:p text:style-name="Standard"><text:s text:c="4"/>motor(1,ki,ka,ki,ka); </text:p>
      <text:p text:style-name="Standard"><text:s text:c="4"/>//Serial.print(); <text:s text:c="2"/></text:p>
      <text:p text:style-name="Standard">}<office:annotation-end office:name="__Annotation__155_2904967243"/></text:p>
      <text:p text:style-name="Standard"/>
      <text:p text:style-name="Standard"><office:annotation office:name="__Annotation__156_2904967243" loext:resolved="false"><dc:creator>pendaurulang </dc:creator><dc:date>2020-08-17T09:52:18.425578817</dc:date><loext:sender-initials>p</loext:sender-initials><text:p text:style-name="P1"><text:span text:style-name="T2">Program untuk kiper</text:span></text:p><text:p text:style-name="P1"><text:span text:style-name="T2"/></text:p></office:annotation>void kiper(){</text:p>
      <text:p text:style-name="Standard">double z=m/20;</text:p>
      <text:p text:style-name="Standard">if(z==1 || z==-1 || z&gt;13 || z&lt;-13) {motor(0,0,0,0,0);};</text:p>
      <text:p text:style-name="Standard">if(z&gt;1 &amp;&amp; z&lt;13) {motor(3,pw,pw,pw,pw);};</text:p>
      <text:p text:style-name="Standard">if(z&lt;-1 &amp;&amp; z&gt;-13) {motor(4,pw,pw,pw,pw);};</text:p>
      <text:p text:style-name="Standard">}<office:annotation-end office:name="__Annotation__156_2904967243"/></text:p>
      <text:p text:style-name="Standard"/>
      <text:p text:style-name="Standard"><office:annotation office:name="__Annotation__157_2904967243" loext:resolved="false"><dc:creator>pendaurulang </dc:creator><dc:date>2020-08-17T09:52:33.494944174</dc:date><loext:sender-initials>p</loext:sender-initials><text:p text:style-name="P1"><text:span text:style-name="T2">Kendali untuk motor ketika sinyal blutooth mengisyaratkan berhentis</text:span></text:p></office:annotation>void setop(){</text:p>
      <text:p text:style-name="Standard"><text:s text:c="2"/>{ digitalWrite(in1,LOW); digitalWrite(in2,LOW); digitalWrite(in3,LOW); <text:s/>digitalWrite(in4,LOW);digitalWrite(in5,LOW); digitalWrite(in6,LOW); digitalWrite(in7,LOW); <text:s/>digitalWrite(in8,LOW);};</text:p>
      <text:p text:style-name="Standard"><text:soft-page-break/>}<office:annotation-end office:name="__Annotation__157_29049672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HK" svg:font-family="'Noto Sans Mono CJK HK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HK" style:font-family-asian="'Noto Sans Mono CJK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ndaurulang </meta:initial-creator>
    <meta:creation-date>2020-08-17T09:10:05.823324488</meta:creation-date>
    <dc:date>2020-08-17T09:53:10.755730152</dc:date>
    <dc:creator>pendaurulang </dc:creator>
    <meta:editing-duration>PT21M31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6" meta:paragraph-count="212" meta:word-count="435" meta:character-count="5174" meta:non-whitespace-character-count="4505"/>
  </office:meta>
</office:document-meta>
</file>